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-color="#000000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5.899cm" svg:height="11.899cm" svg:x="8.6cm" svg:y="6.9cm" svg:viewBox="0 0 5900 11900" draw:points="0,0 5900,5900 0,11900">
          <text:p/>
        </draw:polygon>
        <draw:polygon draw:style-name="gr2" draw:text-style-name="P2" draw:layer="layout" svg:width="5.899cm" svg:height="11.899cm" svg:x="14.1cm" svg:y="6.9cm" svg:viewBox="0 0 5900 11900" draw:points="0,0 5900,5900 0,119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5T14:43:09.255000000</meta:creation-date>
    <dc:date>2024-08-11T09:37:18.732000000</dc:date>
    <meta:editing-duration>PT26M24S</meta:editing-duration>
    <meta:editing-cycles>5</meta:editing-cycles>
    <meta:generator>LibreOffice/7.5.3.2$Windows_X86_64 LibreOffice_project/9f56dff12ba03b9acd7730a5a481eea045e468f3</meta:generator>
    <meta:document-statistic meta:object-count="3"/>
  </office:meta>
</office:document-meta>
</file>